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officeooo:paragraph-rsid="0019e37a"/>
    </style:style>
    <style:style style:name="P3" style:family="paragraph" style:parent-style-name="Standard">
      <style:text-properties officeooo:paragraph-rsid="001a7460"/>
    </style:style>
    <style:style style:name="P4" style:family="paragraph" style:parent-style-name="Standard">
      <style:text-properties officeooo:paragraph-rsid="001bf208"/>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text-properties officeooo:rsid="001fb498" officeooo:paragraph-rsid="001fb498"/>
    </style:style>
    <style:style style:name="P8" style:family="paragraph" style:parent-style-name="Standard">
      <style:text-properties officeooo:paragraph-rsid="001fb498"/>
    </style:style>
    <style:style style:name="P9" style:family="paragraph" style:parent-style-name="Standard">
      <style:text-properties officeooo:rsid="0020eab2" officeooo:paragraph-rsid="0020eab2"/>
    </style:style>
    <style:style style:name="P10" style:family="paragraph" style:parent-style-name="Standard">
      <style:text-properties officeooo:paragraph-rsid="00221ef3"/>
    </style:style>
    <style:style style:name="P11" style:family="paragraph" style:parent-style-name="Standard">
      <style:text-properties officeooo:rsid="00221ef3" officeooo:paragraph-rsid="00221ef3"/>
    </style:style>
    <style:style style:name="P12" style:family="paragraph" style:parent-style-name="Heading_20_1" style:list-style-name=""/>
    <style:style style:name="P1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officeooo:rsid="00172f4b" style:font-size-asian="11pt" style:font-size-complex="11pt"/>
    </style:style>
    <style:style style:name="T6" style:family="text">
      <style:text-properties fo:font-size="11pt" officeooo:rsid="00184b40"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officeooo:rsid="0018ac12"/>
    </style:style>
    <style:style style:name="T9" style:family="text">
      <style:text-properties officeooo:rsid="0019e37a"/>
    </style:style>
    <style:style style:name="T10" style:family="text">
      <style:text-properties officeooo:rsid="001a7460"/>
    </style:style>
    <style:style style:name="T11" style:family="text">
      <style:text-properties officeooo:rsid="001ac075"/>
    </style:style>
    <style:style style:name="T12" style:family="text">
      <style:text-properties officeooo:rsid="001bf208"/>
    </style:style>
    <style:style style:name="T13" style:family="text">
      <style:text-properties officeooo:rsid="001c1689"/>
    </style:style>
    <style:style style:name="T14" style:family="text">
      <style:text-properties officeooo:rsid="001da402"/>
    </style:style>
    <style:style style:name="T15" style:family="text">
      <style:text-properties officeooo:rsid="001e5ecf"/>
    </style:style>
    <style:style style:name="T16" style:family="text">
      <style:text-properties officeooo:rsid="001edd7e"/>
    </style:style>
    <style:style style:name="T17" style:family="text">
      <style:text-properties officeooo:rsid="0025689c"/>
    </style:style>
    <style:style style:name="T18" style:family="text">
      <style:text-properties officeooo:rsid="0026f824"/>
    </style:style>
    <style:style style:name="T19" style:family="text">
      <style:text-properties officeooo:rsid="002850a1"/>
    </style:style>
    <style:style style:name="T20" style:family="text">
      <style:text-properties officeooo:rsid="00292256"/>
    </style:style>
    <style:style style:name="T21" style:family="text">
      <style:text-properties officeooo:rsid="002a1d05"/>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MapperDao tutorial<text:tab/>2</text:p>
          <text:p text:style-name="P5">Downloading the source files<text:tab/>2</text:p>
          <text:p text:style-name="P5">Setting up the database connection and initializing mapperdao<text:tab/>2</text:p>
          <text:p text:style-name="P5">Creating a simple model<text:tab/>3</text:p>
          <text:p text:style-name="P5">Extending the domain model by adding attributes to products<text:tab/>7</text:p>
          <text:p text:style-name="P5">Adding categories to our products<text:tab/>10</text:p>
        </text:index-body>
      </text:table-of-content>
      <text:h text:style-name="P12" text:outline-level="1"/>
      <text:p text:style-name="Text_20_body">Changes:</text:p>
      <text:p text:style-name="Text_20_body">5/10/2012<text:tab/>:<text:tab/>updated for mapperdao 1.0.0-rc15 or newer</text:p>
      <text:h text:style-name="P1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P7"><text:a xlink:type="simple" xlink:href="https://code.google.com/p/mapperdao-examples/source/checkout">https://code.google.com/p/mapperdao-examples/source/checkout</text:a></text:p>
      <text:p text:style-name="P8"/>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
      <text:p text:style-name="P9"><text:a xlink:type="simple" xlink:href="http://mvnrepository.com/artifact/commons-dbcp/commons-dbcp/1.4">http://mvnrepository.com/artifact/commons-dbcp/commons-dbcp/1.4</text:a></text:p>
      <text:p text:style-name="P9"/>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dataSource, entities)</text:span></text:span></text:p></draw:text-box></draw:frame></text:p>
      <text:p text:style-name="Standard">jdbc:Jdbc can be used to do low level queries/updates to the database. mapperDao:MapperDao can <text:soft-page-break/>be used to insert/update/select/delete entities and queryDao to query for entities. txManager:PlatformTransactionManager takes care of transactions. The 'val entities' is a list of our entities, currently just ProductEntity.</text:p>
      <text:p text:style-name="Standard">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title: String,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surrogate id but our domain class doesn't. The id is a property of the database. Only a persisted entity contains an id. And that's also how mapperdao works. When an entity is loaded from the database, it will acquire the id via the SurrogateIntId trait. (or SurrogateLongId for entities with surrogate long id but please note that this mechanism is extensible and new traits can be used). Alternatively, if the id is not autogenerated, then it can be a field of the domain class but for this example we will use autogenerated id's. The id will be available whenever an entity is inserted or loaded from the database.</text:p>
      <text:p text:style-name="Standard"/>
      <text:p text:style-name="P10">Please consult mapperdao's wiki for more information regarding id's, autogenerated id's and sequences : </text:p>
      <text:p text:style-name="P10"/>
      <text:p text:style-name="P10"><text:a xlink:type="simple" xlink:href="https://code.google.com/p/mapperdao/wiki/TableOfContents">https://code.google.com/p/mapperdao/wiki/TableOfContents</text:a></text:p>
      <text:p text:style-name="P11"><text:a xlink:type="simple" xlink:href="https://code.google.com/p/mapperdao/wiki/DiffBetweenNaturalAndSurrogateKeys">https://code.google.com/p/mapperdao/wiki/DiffBetweenNaturalAndSurrogateKeys</text:a></text:p>
      <text:p text:style-name="P10"/>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SurrogateIntId, Product] {</text:span></text:span></text:p><text:p text:style-name="Standard"><text:span text:style-name="Example"><text:span text:style-name="T4"><text:tab/>val </text:span></text:span><text:span text:style-name="Example"><text:span text:style-name="T7">id</text:span></text:span><text:span text:style-name="Example"><text:span text:style-name="T4"> = key("id") autogenerated (_.id)</text:span></text:span></text:p><text:p text:style-name="Standard"><text:span text:style-name="Example"><text:span text:style-name="T4"><text:tab/>val </text:span></text:span><text:span text:style-name="Example"><text:span text:style-name="T7">title</text:span></text:span><text:span text:style-name="Example"><text:span text:style-name="T4"> = column("title") to (_.title)</text:span></text:span></text:p><text:p text:style-name="Standard"><text:span text:style-name="Example"><text:span text:style-name="T4"><text:tab/>val </text:span></text:span><text:span text:style-name="Example"><text:span text:style-name="T7">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7">constructor</text:span></text:span><text:span text:style-name="Example"><text:span text:style-name="T4">(implicit m:ValuesMap) = new Product(title, description) with </text:span></text:span><text:span text:style-name="Example"><text:span text:style-name="T5">Stored</text:span></text:span><text:span text:style-name="Example"><text:span text:style-name="T4">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SurrogateIntId,Product]. This means that the entity is of type [Product] but when loaded it is of type [Product with SurrogateIntId]. SurrogateIntId adds the 'id' field to the domain class. The primary key is of type Int.</text:p>
      <text:p text:style-name="Standard"/>
      <text:p text:style-name="Standard">The first mapping is the mapping of id column. It is an autogenerated key and it maps to Product.id column and Product.id field of [Product with SurrogateIntId]. The field value is retrieved by the _.id function.</text:p>
      <text:p text:style-name="Standard"/>
      <text:p text:style-name="Standard"><text:span text:style-name="Example"><text:span text:style-name="T4">val </text:span></text:span><text:span text:style-name="Example"><text:span text:style-name="T7">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7">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7">constructor</text:span></text:span><text:span text:style-name="Example"><text:span text:style-name="T4">(implicit m:ValuesMap) = new Product(title, description) with </text:span></text:span><text:span text:style-name="Example"><text:span text:style-name="T6">Stored</text:span></text:span><text:span text:style-name="Example"><text:span text:style-name="T4">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text:span text:style-name="T8">Stored</text:span>. <text:s/><text:span text:style-name="T8">Stored is a type alias and for this example it is </text:span>SurrogateIntId <text:span text:style-name="T8">and </text:span>provides the id field which gets it's value from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SurrogateIntId (or SurrogateLongId) mixed in, which again is correct since now the entity is persisted and hence contains an autogenerated id.</text:p>
      <text:p text:style-name="Standard"/>
      <text:p text:style-name="Standard">The entity object seems a bit verbose compared to <text:span text:style-name="T17">java</text:span> ORM tools. But this allows us a great deal <text:soft-page-break/>of flexibility later on as we can refer to columns via their mapping, i.e. in queries we can refer to ProductEntity.title or even better if we 'val p=ProductEntity' then we can refer to it via p.title. Also the constructor gives us a great deal of functionality as we can transform 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merg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merge, delete (CRUD) methods and utility methods i.e. all() which retrieves all entities from the database. Those mixins can be transactional or non-transactional, <text:span text:style-name="T18">with the transactional one been the most common case because it will update the entity and all related entities in a transaction</text:span>:</text:p>
      <text:p text:style-name="Standard"/>
      <text:p text:style-name="Standard"><draw:frame draw:style-name="fr1" draw:name="Frame12" text:anchor-type="paragraph" draw:z-index="11"><draw:text-box fo:min-height="3.013cm" fo:min-width="16.688cm"><text:p text:style-name="Standard"><text:span text:style-name="Example">abstract class ProductsDao </text:span></text:p><text:p text:style-name="Standard"><text:span text:style-name="Example"><text:tab/>extends TransactionalSurrogateIntIdCRUD[Product] </text:span></text:p><text:p text:style-name="Standard"><text:span text:style-name="Example"><text:tab/>with Surrogate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Surrogate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text:span></text:p>
      <text:p text:style-name="Standard"><text:span text:style-name="Example">// Product with SurrogateIntId</text:span></text:p>
      <text:p text:style-name="Standard"><text:span text:style-name="Example">create(product):Product with SurrogateIntId </text:span></text:p>
      <text:p text:style-name="P2"><text:span text:style-name="Example">create</text:span><text:span text:style-name="Example"><text:span text:style-name="T9">Batch</text:span></text:span><text:span text:style-name="Example">(product</text:span><text:span text:style-name="Example"><text:span text:style-name="T9">s</text:span></text:span><text:span text:style-name="Example">):</text:span><text:span text:style-name="Example"><text:span text:style-name="T9">List[</text:span></text:span><text:span text:style-name="Example">Product with SurrogateIntId</text:span><text:span text:style-name="Example"><text:span text:style-name="T9">]</text:span></text:span></text:p>
      <text:p text:style-name="P2"><text:span text:style-name="Example"/></text:p>
      <text:p text:style-name="Standard"><text:span text:style-name="Example">// updates a product – if product is mutable</text:span></text:p>
      <text:p text:style-name="Standard"><text:span text:style-name="Example">update(product with IntId): Product with SurrogateIntId</text:span></text:p>
      <text:p text:style-name="P4"><text:span text:style-name="Example"><text:span text:style-name="T12">updateBatchMutable(products):List[Product with SurrogateIntId]</text:span></text:span></text:p>
      <text:p text:style-name="P4"><text:span text:style-name="Example"/></text:p>
      <text:p text:style-name="Standard"><text:span text:style-name="Example">// updates oldProduct to it's newProduct value – for immutable classes</text:span></text:p>
      <text:p text:style-name="Standard"><text:span text:style-name="Example">update(oldProduct,newProduct): Product with SurrogateIntId</text:span></text:p>
      <text:p text:style-name="P3"><text:span text:style-name="Example">update</text:span><text:span text:style-name="Example"><text:span text:style-name="T10">Batch</text:span></text:span><text:span text:style-name="Example">(</text:span><text:span text:style-name="Example"><text:span text:style-name="T11">List[(</text:span></text:span><text:span text:style-name="Example">oldProduct,newProduct</text:span><text:span text:style-name="Example"><text:span text:style-name="T11">)]</text:span></text:span><text:span text:style-name="Example">): </text:span><text:span text:style-name="Example"><text:span text:style-name="T11">List[</text:span></text:span><text:span text:style-name="Example">Product with SurrogateIntId</text:span><text:span text:style-name="Example"><text:span text:style-name="T11">]</text:span></text:span></text:p>
      <text:p text:style-name="P3"><text:span text:style-name="Example"/></text:p>
      <text:p text:style-name="Standard"><text:span text:style-name="Example">// merges (reads the entity and updates it to newProduct)</text:span></text:p>
      <text:p text:style-name="Standard"><text:soft-page-break/><text:span text:style-name="Example">merge(newProduct,id)</text:span></text:p>
      <text:p text:style-name="Standard"><text:span text:style-name="Example"/></text:p>
      <text:p text:style-name="Standard"><text:span text:style-name="Example">// retrieve a product by it's id</text:span></text:p>
      <text:p text:style-name="Standard"><text:span text:style-name="Example">retrieve(pk:Int):Product with SurrogateIntId</text:span></text:p>
      <text:p text:style-name="Standard"><text:span text:style-name="Example"/></text:p>
      <text:p text:style-name="Standard"><text:span text:style-name="Example">// delete a product</text:span></text:p>
      <text:p text:style-name="Standard"><text:span text:style-name="Example">delete(Product with SurrogateIntId):Product</text:span></text:p>
      <text:p text:style-name="Standard"><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SurrogateIntId] </text:span></text:p>
      <text:p text:style-name="Standard"><text:span text:style-name="Example"/></text:p>
      <text:p text:style-name="Standard"><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Surrogate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 In addition, there are other traits for the most common primary keys but also all of them inherit from CRUD and TransactionalCRUD and hence all kinds of dao's can be implemented using those traits.</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 For mutable entities <text:span text:style-name="T19">mapperdao is very </text:span><text:soft-page-break/><text:span text:style-name="T19">similar to other ORM libraries, i.e.</text:span> if the entity is mutated then a productsDao.update(entity) will do <text:span text:style-name="T20">the update</text:span>.</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Surrogate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of data on that same entity.</text:p>
      <text:p text:style-name="Standard"/>
      <text:p text:style-name="Standard">Back to queryDao now, 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Surrogate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 returns List[Product with Surrogate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text:span text:style-name="T21">val list=</text:span></text:span><text:span text:style-name="Example">queryDao.query(q) // returns List[Product with SurrogateIntId]</text:span></text:p></draw:text-box></draw:frame><text:soft-page-break/><text:span text:style-name="Example"/></text:h>
      <text:h text:style-name="Heading_20_3" text:outline-level="3">Extending the domain model by adding attributes to products</text:h>
      <text:p text:style-name="Standard">All our infrastructure is now in place and we can extend our domain model to include extra information for the products.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title: String,</text:span></text:p><text:p text:style-name="Standard"><text:span text:style-name="Example"><text:tab/>description: String,</text:span></text:p><text:p text:style-name="Standard"><text:span text:style-name="Example"><text:tab/></text:span><text:span text:style-name="Example"><text:span text:style-name="T1">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name: String,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Int,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text:span><text:span text:style-name="Example"><text:span text:style-name="T13">Stored</text:span></text:span><text:span text:style-name="Example">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oft-page-break/><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 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Int,Surrogate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text:span><text:span text:style-name="Example"><text:span text:style-name="T14">Stored</text:span></text:span><text:span text:style-name="Example">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Surrogate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AttributeEntity</text:span></text:p><text:p text:style-name="Standard"><text:span text:style-name="Example"/></text:p><text:p text:style-name="Standard"><text:span text:style-name="Example"><text:tab/>// returns </text:span><text:span text:style-name="Example"><text:span text:style-name="T3">Attribute with SurrogateIntId</text:span></text:span></text:p><text:p text:style-name="Standard"><text:span text:style-name="Example"><text:tab/></text:span><text:span text:style-name="Example"><text:span text:style-name="T1">def getOrCreate(name: String, value: String)</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SurrogateIntIdCRUD trait. The return value of create(Attribute(name, value)) is an Attribute with Surrogate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rformance”,”slow”)))</text:span></text:p></draw:text-box></draw:frame></text:p>
      <text:p text:style-name="Standard">Finally, having our entities sorted out, we can do various queries, always importing Query._ so that the query DSL is in scope:</text:p>
      <text:p text:style-name="Standard"><text:soft-page-break/></text:p>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SurrogateIntId]</text:span></text:p><text:p text:style-name="Standard"><text:span text:style-name="Example">val l=queryDao.query(select from p) </text:span></text:p><text:p text:style-name="Standard"><text:span text:style-name="Example"/></text:p><text:p text:style-name="Standard"><text:span text:style-name="Example">// get a List[Product with Surrogate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n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Int,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text:span><text:span text:style-name="Example"><text:span text:style-name="T15">Stored</text:span></text:span><text:span text:style-name="Example">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Surrogate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text:span><text:span text:style-name="Example"><text:span text:style-name="T16">Stored</text:span></text:span><text:span text:style-name="Example">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Surrogate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_.name&lt;_.name)</text:span></text:span><text:span text:style-name="Example"><text:span text:style-name="T3">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Surrogate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family="'DejaVu Sans Mono'" style:font-family-generic="modern" style:font-pitch="fixed" fo:font-size="11pt" fo:background-color="transparent" style:font-name-asian="WenQuanYi Micro Hei1" style:font-family-asian="'WenQuanYi Micro Hei'" style:font-family-generic-asian="modern" style:font-pitch-asian="fixed" style:font-size-asian="10.5pt"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4-08-25T13:23:03.993843938</dc:date>
    <meta:editing-duration>P2DT17H13M47S</meta:editing-duration>
    <meta:editing-cycles>407</meta:editing-cycles>
    <meta:generator>LibreOffice/4.2.4.2$Linux_X86_64 LibreOffice_project/420m0$Build-2</meta:generator>
    <meta:document-statistic meta:table-count="0" meta:image-count="0" meta:object-count="0" meta:page-count="16" meta:paragraph-count="353" meta:word-count="3494" meta:character-count="24582" meta:non-whitespace-character-count="21153"/>
  </office:meta>
</office:document-meta>
</file>